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earch-insert-position/" text:style-name="Internet_20_link" text:visited-style-name="Visited_20_Internet_20_Link"><text:span text:style-name="T1">Search Insert Position</text:span></text:a></text:p>
      <text:section text:style-name="Sect1" text:name="headlessui-popover-button-:rb:">
        <text:p text:style-name="Standard"/>
      </text:section>
      <text:p text:style-name="P3">Easy</text:p>
      <text:p text:style-name="P3">14.2K</text:p>
      <text:p text:style-name="P3">614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4">Companies</text:p>
      <text:p text:style-name="P5">Given a sorted array of distinct integers and a target value, return the index if the target is found. If not, return the index where it would be if it were inserted in order.</text:p>
      <text:p text:style-name="P6"><text:span text:style-name="T1">You must write an algorithm with </text:span><text:span text:style-name="Source_20_Text"><text:span text:style-name="T2">O(log n)</text:span></text:span><text:span text:style-name="T1"> runtime complexity.</text:span></text:p>
      <text:p text:style-name="P5"> </text:p>
      <text:p text:style-name="P6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3,5,6], target = 5</text:span></text:p>
      <text:p text:style-name="P1"><text:span text:style-name="Strong_20_Emphasis"><text:span text:style-name="T1">Output:</text:span></text:span><text:span text:style-name="T1"> 2</text:span></text:p>
      <text:p text:style-name="P6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,3,5,6], target = 2</text:span></text:p>
      <text:p text:style-name="P1"><text:span text:style-name="Strong_20_Emphasis"><text:span text:style-name="T1">Output:</text:span></text:span><text:span text:style-name="T1"> 1</text:span></text:p>
      <text:p text:style-name="P6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1,3,5,6], target = 7</text:span></text:p>
      <text:p text:style-name="P1"><text:span text:style-name="Strong_20_Emphasis"><text:span text:style-name="T1">Output:</text:span></text:span><text:span text:style-name="T1"> 4</text:span></text:p>
      <text:p text:style-name="P5"> </text:p>
      <text:p text:style-name="P6"><text:span text:style-name="Strong_20_Emphasis"><text:span text:style-name="T1">Constraints:</text:span></text:span></text:p>
      <text:list xml:id="list3611693365" text:style-name="L1">
        <text:list-item>
          <text:p text:style-name="P7"><text:span text:style-name="Source_20_Text"><text:span text:style-name="T2">1 &lt;= nums.length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ums[i] &lt;= 10</text:span></text:span><text:span text:style-name="Source_20_Text"><text:span text:style-name="T1">4</text:span></text:span></text:p>
        </text:list-item>
        <text:list-item>
          <text:p text:style-name="P7"><text:span text:style-name="Source_20_Text"><text:span text:style-name="T2">nums</text:span></text:span><text:span text:style-name="T1"> contains </text:span><text:span text:style-name="Strong_20_Emphasis"><text:span text:style-name="T1">distinct</text:span></text:span><text:span text:style-name="T1"> values sorted in </text:span><text:span text:style-name="Strong_20_Emphasis"><text:span text:style-name="T1">ascending</text:span></text:span><text:span text:style-name="T1"> order.</text:span></text:p>
        </text:list-item>
        <text:list-item>
          <text:p text:style-name="P8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target &lt;=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5T09:15:13.468000000</dc:date>
    <meta:editing-duration>PT11S</meta:editing-duration>
    <meta:editing-cycles>1</meta:editing-cycles>
    <meta:document-statistic meta:table-count="0" meta:image-count="0" meta:object-count="0" meta:page-count="1" meta:paragraph-count="23" meta:word-count="112" meta:character-count="581" meta:non-whitespace-character-count="492"/>
    <meta:generator>LibreOffice/7.2.2.2$Windows_X86_64 LibreOffice_project/02b2acce88a210515b4a5bb2e46cbfb63fe97d56</meta:generator>
  </office:meta>
</office:document-meta>
</file>